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marker-start-width="0.2cm" draw:marker-end-width="0.2cm" draw:fill-color="#ffffff" draw:textarea-horizontal-align="justify" draw:textarea-vertical-align="middle" draw:auto-grow-height="false" fo:min-height="1.15cm" fo:min-width="1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3.328cm" fo:min-width="4.42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right" draw:textarea-vertical-align="top" draw:auto-grow-height="false" fo:min-height="6.151cm" fo:min-width="6.901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5.516cm" fo:min-width="10.066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064cm" fo:min-width="0.814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4.108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0000" draw:fill-color="#ffffff" draw:textarea-horizontal-align="left" draw:textarea-vertical-align="top" draw:auto-grow-height="false" fo:min-height="3.35cm" fo:min-width="3.846cm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cm" svg:height="1.5cm" svg:x="8.9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5cm" svg:x="10.1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5.2cm" svg:x="6.7cm" svg:y="1.2cm">
          <text:p text:style-name="P2"><text:span text:style-name="T1">Sta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.501cm" svg:height="6.501cm" draw:transform="rotate (-0.00244346095279215) translate (13.307cm 7.791cm)">
          <text:p text:style-name="P2"><text:span text:style-name="T1">Dynamic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cm" svg:height="6.5cm" svg:x="1.2cm" svg:y="7.8cm">
          <text:p text:style-name="P2"><text:span text:style-name="T1">Proo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2cm" svg:height="2cm" svg:x="16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2" draw:id="id2" draw:layer="layout" svg:width="2cm" svg:height="2cm" svg:x="9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7.1cm" svg:y1="11.4cm" svg:x2="11.3cm" svg:y2="4.5cm" draw:start-shape="id1" draw:start-glue-point="4" draw:end-shape="id2" draw:end-glue-point="10" svg:d="M17100 11400c0-4600-1933-6900-5800-6900" svg:viewBox="0 0 5801 6901">
          <text:p/>
        </draw:connector>
        <draw:frame draw:style-name="gr7" draw:text-style-name="P4" draw:layer="layout" svg:width="4.708cm" svg:height="1.431cm" svg:x="9.492cm" svg:y="6.2cm">
          <draw:text-box>
            <text:p><text:span text:style-name="T1">Depends on</text:span></text:p>
          </draw:text-box>
        </draw:frame>
        <draw:custom-shape draw:style-name="gr8" draw:text-style-name="P1" draw:layer="layout" svg:width="4.846cm" svg:height="4.1cm" svg:x="1.7cm" svg:y="9.7cm">
          <text:p text:style-name="P2"><text:span text:style-name="T1">P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2cm" svg:height="2cm" svg:x="3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4.846cm" svg:height="4.1cm" svg:x="7.154cm" svg:y="9.701cm">
          <text:p text:style-name="P2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4" draw:id="id4" draw:layer="layout" svg:width="2cm" svg:height="2cm" svg:x="8.6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4.1cm" svg:y1="11.4cm" svg:x2="9.3cm" svg:y2="4.5cm" draw:start-shape="id3" draw:start-glue-point="4" draw:end-shape="id2" draw:end-glue-point="6" svg:d="M4100 11400c0-4600 1733-6900 5200-6900" svg:viewBox="0 0 5201 6901">
          <text:p/>
        </draw:connector>
        <draw:connector draw:style-name="gr6" draw:text-style-name="P3" draw:layer="layout" draw:type="curve" svg:x1="9.601cm" svg:y1="11.401cm" svg:x2="9.593cm" svg:y2="5.207cm" draw:start-shape="id4" draw:start-glue-point="4" draw:end-shape="id2" draw:end-glue-point="7" svg:d="M9601 11401c0-4425-8-1328-8-6194" svg:viewBox="0 0 9 61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6T14:26:09.199164111</meta:creation-date>
    <dc:date>2015-11-06T22:26:08.960900707</dc:date>
    <meta:editing-duration>PT44M9S</meta:editing-duration>
    <meta:editing-cycles>43</meta:editing-cycles>
    <meta:generator>LibreOffice/5.0.3.2$Linux_X86_64 LibreOffice_project/00m0$Build-2</meta:generator>
    <meta:document-statistic meta:object-count="15"/>
  </office:meta>
</office:document-meta>
</file>